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96cm" svg:height="1.848cm" svg:x="2.188cm" svg:y="4.63cm">
          <text:p text:style-name="P1">Query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498cm" svg:height="1.716cm" svg:x="2.386cm" svg:y="7.864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94cm" svg:height="1.98cm" svg:x="8.788cm" svg:y="5.95cm">
          <text:p text:style-name="P1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4cm" svg:height="3.828cm" svg:x="15.454cm" svg:y="4.96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5.884cm" svg:y1="5.554cm" svg:x2="9.358cm" svg:y2="6.24cm" draw:start-shape="id1" draw:start-glue-point="1" draw:end-shape="id2" draw:end-glue-point="5" svg:d="m5884 5554 3474 686" svg:viewBox="0 0 3475 687">
          <text:p/>
        </draw:connector>
        <draw:connector draw:style-name="gr2" draw:text-style-name="P1" draw:layer="layout" draw:type="line" svg:x1="9.358cm" svg:y1="7.64cm" svg:x2="5.884cm" svg:y2="8.722cm" draw:start-shape="id2" draw:start-glue-point="7" draw:end-shape="id3" draw:end-glue-point="1" svg:d="m9358 7640-3474 1082" svg:viewBox="0 0 3475 1083">
          <text:p/>
        </draw:connector>
        <draw:connector draw:style-name="gr3" draw:text-style-name="P1" draw:layer="layout" draw:type="line" svg:x1="12.682cm" svg:y1="6.94cm" svg:x2="15.454cm" svg:y2="6.874cm" draw:start-shape="id2" draw:start-glue-point="10" draw:end-shape="id4" draw:end-glue-point="6" svg:d="m12682 6940 2772-66" svg:viewBox="0 0 2773 67">
          <text:p/>
        </draw:connector>
        <draw:custom-shape draw:style-name="gr1" draw:text-style-name="P1" xml:id="id5" draw:id="id5" draw:layer="layout" svg:width="3.696cm" svg:height="1.848cm" svg:x="1.132cm" svg:y="16.906cm">
          <text:p text:style-name="P1">Query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498cm" svg:height="1.716cm" svg:x="1.396cm" svg:y="20.074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94cm" svg:height="1.98cm" svg:x="6.214cm" svg:y="18.226cm">
          <text:p text:style-name="P1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4cm" svg:height="3.828cm" svg:x="16.84cm" svg:y="12.418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4.828cm" svg:y1="17.83cm" svg:x2="6.784cm" svg:y2="18.516cm" draw:start-shape="id5" draw:start-glue-point="1" draw:end-shape="id6" draw:end-glue-point="5" svg:d="m4828 17830 1956 686" svg:viewBox="0 0 1957 687">
          <text:p/>
        </draw:connector>
        <draw:connector draw:style-name="gr2" draw:text-style-name="P1" draw:layer="layout" draw:type="line" svg:x1="6.784cm" svg:y1="19.916cm" svg:x2="4.894cm" svg:y2="20.932cm" draw:start-shape="id6" draw:start-glue-point="7" draw:end-shape="id7" draw:end-glue-point="1" svg:d="m6784 19916-1890 1016" svg:viewBox="0 0 1891 1017">
          <text:p/>
        </draw:connector>
        <draw:custom-shape draw:style-name="gr1" draw:text-style-name="P1" xml:id="id8" draw:id="id8" draw:layer="layout" svg:width="3.828cm" svg:height="2.178cm" svg:x="11.362cm" svg:y="18.132cm">
          <text:p text:style-name="P1">Router</text:p>
          <draw:enhanced-geometry svg:viewBox="0 0 21600 21600" draw:glue-points="10800 0 0 10800 10800 21600 21600 10800" draw:path-stretchpoint-x="10800" draw:path-stretchpoint-y="10800" draw:text-areas="?f5 ?f6 ?f7 ?f8" draw:mirror-horizontal="tru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10" draw:id="id10" draw:layer="layout" svg:width="2.64cm" svg:height="3.828cm" svg:x="16.906cm" svg:y="16.906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1" draw:id="id11" draw:layer="layout" svg:width="2.64cm" svg:height="3.828cm" svg:x="17.17cm" svg:y="21.262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4.102cm" svg:y1="18.132cm" svg:x2="16.84cm" svg:y2="14.332cm" draw:start-shape="id8" draw:start-glue-point="4" draw:end-shape="id9" draw:end-glue-point="6" svg:d="m14102 18132 2738-3800" svg:viewBox="0 0 2739 3801">
          <text:p/>
        </draw:connector>
        <draw:connector draw:style-name="gr3" draw:text-style-name="P1" draw:layer="layout" draw:type="line" svg:x1="10.108cm" svg:y1="19.216cm" svg:x2="11.363cm" svg:y2="19.221cm" draw:start-shape="id6" draw:start-glue-point="10" draw:end-shape="id8" draw:end-glue-point="7" svg:d="m10108 19216 1255 5" svg:viewBox="0 0 1256 6">
          <text:p/>
        </draw:connector>
        <draw:connector draw:style-name="gr3" draw:text-style-name="P1" draw:layer="layout" draw:type="line" svg:x1="15.19cm" svg:y1="19.221cm" svg:x2="16.906cm" svg:y2="18.82cm" draw:start-shape="id8" draw:start-glue-point="5" draw:end-shape="id10" draw:end-glue-point="6" svg:d="m15190 19221 1716-401" svg:viewBox="0 0 1717 402">
          <text:p/>
        </draw:connector>
        <draw:connector draw:style-name="gr3" draw:text-style-name="P1" draw:layer="layout" draw:type="line" svg:x1="14.102cm" svg:y1="20.31cm" svg:x2="17.17cm" svg:y2="23.176cm" draw:start-shape="id8" draw:start-glue-point="6" draw:end-shape="id11" draw:end-glue-point="6" svg:d="m14102 20310 3068 2866" svg:viewBox="0 0 3069 2867">
          <text:p/>
        </draw:connector>
        <draw:frame draw:style-name="gr4" draw:text-style-name="P2" draw:layer="layout" svg:width="1.838cm" svg:height="1.826cm" svg:x="9.722cm" svg:y="2.144cm">
          <draw:text-box>
            <text:p><text:span text:style-name="T1">A</text:span></text:p>
          </draw:text-box>
        </draw:frame>
        <draw:frame draw:style-name="gr4" draw:text-style-name="P2" draw:layer="layout" svg:width="1.838cm" svg:height="1.826cm" svg:x="10.316cm" svg:y="13.1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3-09-26T11:52:03</meta:creation-date>
    <dc:date>2013-09-26T12:03:49</dc:date>
    <dc:creator>Danny Ayers</dc:creator>
    <meta:editing-duration>PT3M15S</meta:editing-duration>
    <meta:editing-cycles>2</meta:editing-cycles>
    <meta:generator>LibreOffice/4.0.2.2$Linux_x86 LibreOffice_project/400m0$Build-2</meta:generator>
    <meta:document-statistic meta:object-count="22"/>
  </office:meta>
</office:document-meta>
</file>